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2d" officeooo:paragraph-rsid="0012112d"/>
    </style:style>
    <style:style style:name="P2" style:family="paragraph" style:parent-style-name="Standard">
      <style:text-properties officeooo:rsid="0012112d" officeooo:paragraph-rsid="0012706f"/>
    </style:style>
    <style:style style:name="P3" style:family="paragraph" style:parent-style-name="Standard">
      <style:text-properties fo:font-weight="bold" officeooo:rsid="0012112d" officeooo:paragraph-rsid="0012112d" style:font-weight-asian="bold" style:font-weight-complex="bold"/>
    </style:style>
    <style:style style:name="P4" style:family="paragraph" style:parent-style-name="Standard">
      <style:text-properties officeooo:rsid="0012112d" officeooo:paragraph-rsid="0012706f"/>
    </style:style>
    <style:style style:name="P5" style:family="paragraph" style:parent-style-name="Standard">
      <style:text-properties officeooo:rsid="0012112d" officeooo:paragraph-rsid="0012112d"/>
    </style:style>
    <style:style style:name="T1" style:family="text">
      <style:text-properties officeooo:rsid="0012706f"/>
    </style:style>
    <style:style style:name="T2" style:family="text">
      <style:text-properties officeooo:rsid="00134197"/>
    </style:style>
    <style:style style:name="T3" style:family="text">
      <style:text-properties officeooo:rsid="00148628"/>
    </style:style>
    <style:style style:name="T4" style:family="text">
      <style:text-properties officeooo:rsid="0015ec26"/>
    </style:style>
    <style:style style:name="T5" style:family="text">
      <style:text-properties officeooo:rsid="0016b4a0"/>
    </style:style>
    <style:style style:name="T6" style:family="text">
      <style:text-properties officeooo:rsid="00185955"/>
    </style:style>
    <style:style style:name="T7" style:family="text">
      <style:text-properties officeooo:rsid="0019181f"/>
    </style:style>
    <style:style style:name="T8" style:family="text">
      <style:text-properties officeooo:rsid="001abf5a"/>
    </style:style>
    <style:style style:name="T9" style:family="text">
      <style:text-properties officeooo:rsid="001bc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asses</text:p>
      <text:p text:style-name="P1">Game:</text:p>
      <text:p text:style-name="P1"><text:tab/><text:span text:style-name="T6">teams – </text:span><text:span text:style-name="T7">Tuple</text:span><text:span text:style-name="T6"> of 2 Team instances, away team first and home team second: </text:span><text:span text:style-name="T7">(Team, Team)</text:span></text:p>
      <text:p text:style-name="P1"><text:tab/><text:span text:style-name="T6">away_score – Away team score: int</text:span></text:p>
      <text:p text:style-name="P1"><text:tab/><text:span text:style-name="T6">home_score – Home team score: int</text:span></text:p>
      <text:p text:style-name="P1"/>
      <text:p text:style-name="P1">Team:</text:p>
      <text:p text:style-name="P1"><text:tab/><text:span text:style-name="T6">players – List of 9 Player instances, in batting order: </text:span><text:span text:style-name="T8">9*[Player]</text:span></text:p>
      <text:p text:style-name="P1"><text:tab/><text:span text:style-name="T7">name – Name of the time: string</text:span></text:p>
      <text:p text:style-name="P1"><text:tab/><text:span text:style-name="T9">pitcher – Current pitcher: Player</text:span></text:p>
      <text:p text:style-name="P1"><text:tab/><text:span text:style-name="T9">batting_number – Current batter: int 0-8</text:span></text:p>
      <text:p text:style-name="P1"/>
      <text:p text:style-name="P1">Player:</text:p>
      <text:p text:style-name="P1"><text:tab/>Attributes:</text:p>
      <text:p text:style-name="P1"><text:tab/><text:tab/><text:span text:style-name="T3">ba</text:span><text:span text:style-name="T1"> – Batting Average, How likely a batter is to hit the ball: 0.1-0.4</text:span></text:p>
      <text:p text:style-name="P1"><text:tab/><text:tab/><text:span text:style-name="T3">era</text:span> – <text:span text:style-name="T1">Earned Run Average, How many runs a pitcher gives up per 9 innings: 1-9</text:span></text:p>
      <text:p text:style-name="P2"><text:tab/><text:tab/><text:span text:style-name="T3">sba</text:span><text:span text:style-name="T1"> – Stolen Base Attempts, </text:span><text:span text:style-name="T2">How likely a runner is to attempt a steal </text:span><text:span text:style-name="T4">per pitch</text:span><text:span text:style-name="T2">: 0-0.</text:span><text:span text:style-name="T4">2</text:span></text:p>
      <text:p text:style-name="P2"><text:span text:style-name="T1"><text:tab/><text:tab/></text:span><text:span text:style-name="T3">sbp</text:span><text:span text:style-name="T1"> – Stolen Base Percent, </text:span><text:span text:style-name="T2">How likely a runner is to successfully steal</text:span><text:span text:style-name="T1">: 0-0.8</text:span></text:p>
      <text:p text:style-name="P2"/>
      <text:p text:style-name="P2"><text:tab/><text:span text:style-name="T3">Methods:</text:span></text:p>
      <text:p text:style-name="P2"><text:tab/><text:tab/><text:span text:style-name="T6">static </text:span><text:span text:style-name="T3">create_player() → </text:span><text:span text:style-name="T4">Player</text:span></text:p>
      <text:p text:style-name="P2"><text:tab/><text:tab/><text:span text:style-name="T6">static </text:span><text:span text:style-name="T3">generate_player() → </text:span><text:span text:style-name="T4">Player</text:span></text:p>
      <text:p text:style-name="P2"><text:tab/><text:tab/><text:span text:style-name="T4">at_bat(Player) → int</text:span></text:p>
      <text:p text:style-name="P2"><text:tab/><text:tab/><text:span text:style-name="T5">steal_attempt(Player) → int</text:span></text:p>
      <text:p text:style-name="P1"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4:21:55.550068462</meta:creation-date>
    <dc:date>2025-04-27T16:22:23.754798989</dc:date>
    <meta:editing-duration>PT39M44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1" meta:paragraph-count="22" meta:word-count="127" meta:character-count="812" meta:non-whitespace-character-count="668"/>
  </office:meta>
</office:document-meta>
</file>